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0.64mm" svg:height="0.36mm" draw:transform="rotate (-3.14159265358979) translate (41.11mm 114.11mm)">
            <draw:object draw:notify-on-update-of-ranges="Feuille1.Q17:Feuille1.Q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38mm" svg:y="27.65mm">
            <draw:object draw:notify-on-update-of-ranges="Feuille1.A2:Feuille1.Y2 Feuille1.A3:Feuille1.Y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68.84mm" svg:y="28.31mm">
            <draw:object draw:notify-on-update-of-ranges="Feuille1.A2:Feuille1.Y2 Feuille1.A5:Feuille1.Y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338.82mm" svg:y="28.53mm">
            <draw:object draw:notify-on-update-of-ranges="Feuille1.A3:Feuille1.Y3 Feuille1.A4:Feuille1.Y4 Feuille1.A5:Feuille1.Y5 Feuille1.A6:Feuille1.Y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33.112" calcext:value-type="float">
            <text:p>33,112</text:p>
          </table:table-cell>
          <table:table-cell office:value-type="float" office:value="22.025" calcext:value-type="float">
            <text:p>22,02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7.932" calcext:value-type="float">
            <text:p>17,932</text:p>
          </table:table-cell>
          <table:table-cell office:value-type="float" office:value="17.265" calcext:value-type="float">
            <text:p>17,265</text:p>
          </table:table-cell>
          <table:table-cell office:value-type="float" office:value="15.123" calcext:value-type="float">
            <text:p>15,123</text:p>
          </table:table-cell>
          <table:table-cell office:value-type="float" office:value="14.412" calcext:value-type="float">
            <text:p>14,412</text:p>
          </table:table-cell>
          <table:table-cell office:value-type="float" office:value="12.855" calcext:value-type="float">
            <text:p>12,855</text:p>
          </table:table-cell>
          <table:table-cell office:value-type="float" office:value="12.355" calcext:value-type="float">
            <text:p>12,355</text:p>
          </table:table-cell>
          <table:table-cell office:value-type="float" office:value="11.187" calcext:value-type="float">
            <text:p>11,187</text:p>
          </table:table-cell>
          <table:table-cell office:value-type="float" office:value="10.562" calcext:value-type="float">
            <text:p>10,562</text:p>
          </table:table-cell>
          <table:table-cell office:value-type="float" office:value="9.755" calcext:value-type="float">
            <text:p>9,755</text:p>
          </table:table-cell>
          <table:table-cell office:value-type="float" office:value="9.111" calcext:value-type="float">
            <text:p>9,111</text:p>
          </table:table-cell>
          <table:table-cell office:value-type="float" office:value="8.357" calcext:value-type="float">
            <text:p>8,357</text:p>
          </table:table-cell>
          <table:table-cell office:value-type="float" office:value="7.783" calcext:value-type="float">
            <text:p>7,783</text:p>
          </table:table-cell>
          <table:table-cell office:value-type="float" office:value="7.112" calcext:value-type="float">
            <text:p>7,112</text:p>
          </table:table-cell>
          <table:table-cell office:value-type="float" office:value="6.493" calcext:value-type="float">
            <text:p>6,493</text:p>
          </table:table-cell>
          <table:table-cell office:value-type="float" office:value="5.833" calcext:value-type="float">
            <text:p>5,833</text:p>
          </table:table-cell>
          <table:table-cell office:value-type="float" office:value="5.325" calcext:value-type="float">
            <text:p>5,325</text:p>
          </table:table-cell>
          <table:table-cell office:value-type="float" office:value="4.493" calcext:value-type="float">
            <text:p>4,493</text:p>
          </table:table-cell>
          <table:table-cell office:value-type="float" office:value="4.031" calcext:value-type="float">
            <text:p>4,031</text:p>
          </table:table-cell>
          <table:table-cell office:value-type="float" office:value="3.004" calcext:value-type="float">
            <text:p>3,004</text:p>
          </table:table-cell>
          <table:table-cell office:value-type="float" office:value="2.541" calcext:value-type="float">
            <text:p>2,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.959" calcext:value-type="float">
            <text:p>17,959</text:p>
          </table:table-cell>
          <table:table-cell office:value-type="float" office:value="12.625" calcext:value-type="float">
            <text:p>12,625</text:p>
          </table:table-cell>
          <table:table-cell office:value-type="float" office:value="11.956" calcext:value-type="float">
            <text:p>11,956</text:p>
          </table:table-cell>
          <table:table-cell office:value-type="float" office:value="10.507" calcext:value-type="float">
            <text:p>10,507</text:p>
          </table:table-cell>
          <table:table-cell office:value-type="float" office:value="9.389" calcext:value-type="float">
            <text:p>9,389</text:p>
          </table:table-cell>
          <table:table-cell office:value-type="float" office:value="8.793" calcext:value-type="float">
            <text:p>8,793</text:p>
          </table:table-cell>
          <table:table-cell office:value-type="float" office:value="8.078" calcext:value-type="float">
            <text:p>8,078</text:p>
          </table:table-cell>
          <table:table-cell office:value-type="float" office:value="7.487" calcext:value-type="float">
            <text:p>7,487</text:p>
          </table:table-cell>
          <table:table-cell office:value-type="float" office:value="6.973" calcext:value-type="float">
            <text:p>6,973</text:p>
          </table:table-cell>
          <table:table-cell office:value-type="float" office:value="6.617" calcext:value-type="float">
            <text:p>6,617</text:p>
          </table:table-cell>
          <table:table-cell office:value-type="float" office:value="6.021" calcext:value-type="float">
            <text:p>6,021</text:p>
          </table:table-cell>
          <table:table-cell office:value-type="float" office:value="5.763" calcext:value-type="float">
            <text:p>5,763</text:p>
          </table:table-cell>
          <table:table-cell office:value-type="float" office:value="5.315" calcext:value-type="float">
            <text:p>5,315</text:p>
          </table:table-cell>
          <table:table-cell office:value-type="float" office:value="4.947" calcext:value-type="float">
            <text:p>4,947</text:p>
          </table:table-cell>
          <table:table-cell office:value-type="float" office:value="4.595" calcext:value-type="float">
            <text:p>4,595</text:p>
          </table:table-cell>
          <table:table-cell office:value-type="float" office:value="4.273" calcext:value-type="float">
            <text:p>4,273</text:p>
          </table:table-cell>
          <table:table-cell office:value-type="float" office:value="3.899" calcext:value-type="float">
            <text:p>3,899</text:p>
          </table:table-cell>
          <table:table-cell office:value-type="float" office:value="3.572" calcext:value-type="float">
            <text:p>3,572</text:p>
          </table:table-cell>
          <table:table-cell office:value-type="float" office:value="3.235" calcext:value-type="float">
            <text:p>3,235</text:p>
          </table:table-cell>
          <table:table-cell office:value-type="float" office:value="2.871" calcext:value-type="float">
            <text:p>2,871</text:p>
          </table:table-cell>
          <table:table-cell office:value-type="float" office:value="2.488" calcext:value-type="float">
            <text:p>2,488</text:p>
          </table:table-cell>
          <table:table-cell office:value-type="float" office:value="2.037" calcext:value-type="float">
            <text:p>2,037</text:p>
          </table:table-cell>
          <table:table-cell office:value-type="float" office:value="1.547" calcext:value-type="float">
            <text:p>1,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.764" calcext:value-type="float">
            <text:p>17,764</text:p>
          </table:table-cell>
          <table:table-cell office:value-type="float" office:value="12.742" calcext:value-type="float">
            <text:p>12,742</text:p>
          </table:table-cell>
          <table:table-cell office:value-type="float" office:value="11.833" calcext:value-type="float">
            <text:p>11,833</text:p>
          </table:table-cell>
          <table:table-cell office:value-type="float" office:value="10.335" calcext:value-type="float">
            <text:p>10,335</text:p>
          </table:table-cell>
          <table:table-cell office:value-type="float" office:value="9.554" calcext:value-type="float">
            <text:p>9,554</text:p>
          </table:table-cell>
          <table:table-cell office:value-type="float" office:value="8.617" calcext:value-type="float">
            <text:p>8,617</text:p>
          </table:table-cell>
          <table:table-cell office:value-type="float" office:value="8.176" calcext:value-type="float">
            <text:p>8,176</text:p>
          </table:table-cell>
          <table:table-cell office:value-type="float" office:value="7.469" calcext:value-type="float">
            <text:p>7,469</text:p>
          </table:table-cell>
          <table:table-cell office:value-type="float" office:value="7.049" calcext:value-type="float">
            <text:p>7,049</text:p>
          </table:table-cell>
          <table:table-cell office:value-type="float" office:value="6.601" calcext:value-type="float">
            <text:p>6,601</text:p>
          </table:table-cell>
          <table:table-cell office:value-type="float" office:value="6.171" calcext:value-type="float">
            <text:p>6,171</text:p>
          </table:table-cell>
          <table:table-cell office:value-type="float" office:value="5.77" calcext:value-type="float">
            <text:p>5,77</text:p>
          </table:table-cell>
          <table:table-cell office:value-type="float" office:value="5.452" calcext:value-type="float">
            <text:p>5,452</text:p>
          </table:table-cell>
          <table:table-cell office:value-type="float" office:value="5.047" calcext:value-type="float">
            <text:p>5,047</text:p>
          </table:table-cell>
          <table:table-cell office:value-type="float" office:value="4.727" calcext:value-type="float">
            <text:p>4,727</text:p>
          </table:table-cell>
          <table:table-cell office:value-type="float" office:value="4.414" calcext:value-type="float">
            <text:p>4,414</text:p>
          </table:table-cell>
          <table:table-cell office:value-type="float" office:value="4.064" calcext:value-type="float">
            <text:p>4,064</text:p>
          </table:table-cell>
          <table:table-cell office:value-type="float" office:value="3.735" calcext:value-type="float">
            <text:p>3,735</text:p>
          </table:table-cell>
          <table:table-cell office:value-type="float" office:value="3.436" calcext:value-type="float">
            <text:p>3,436</text:p>
          </table:table-cell>
          <table:table-cell office:value-type="float" office:value="3.064" calcext:value-type="float">
            <text:p>3,064</text:p>
          </table:table-cell>
          <table:table-cell office:value-type="float" office:value="2.696" calcext:value-type="float">
            <text:p>2,696</text:p>
          </table:table-cell>
          <table:table-cell office:value-type="float" office:value="2.297" calcext:value-type="float">
            <text:p>2,297</text:p>
          </table:table-cell>
          <table:table-cell office:value-type="float" office:value="1.525" calcext:value-type="float">
            <text:p>1,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.757" calcext:value-type="float">
            <text:p>37,757</text:p>
          </table:table-cell>
          <table:table-cell office:value-type="float" office:value="26.481" calcext:value-type="float">
            <text:p>26,481</text:p>
          </table:table-cell>
          <table:table-cell office:value-type="float" office:value="27.623" calcext:value-type="float">
            <text:p>27,623</text:p>
          </table:table-cell>
          <table:table-cell office:value-type="float" office:value="21.851" calcext:value-type="float">
            <text:p>21,851</text:p>
          </table:table-cell>
          <table:table-cell office:value-type="float" office:value="21.665" calcext:value-type="float">
            <text:p>21,665</text:p>
          </table:table-cell>
          <table:table-cell office:value-type="float" office:value="18.637" calcext:value-type="float">
            <text:p>18,637</text:p>
          </table:table-cell>
          <table:table-cell office:value-type="float" office:value="18.235" calcext:value-type="float">
            <text:p>18,235</text:p>
          </table:table-cell>
          <table:table-cell office:value-type="float" office:value="15.905" calcext:value-type="float">
            <text:p>15,905</text:p>
          </table:table-cell>
          <table:table-cell office:value-type="float" office:value="15.716" calcext:value-type="float">
            <text:p>15,716</text:p>
          </table:table-cell>
          <table:table-cell office:value-type="float" office:value="13.944" calcext:value-type="float">
            <text:p>13,944</text:p>
          </table:table-cell>
          <table:table-cell office:value-type="float" office:value="13.617" calcext:value-type="float">
            <text:p>13,617</text:p>
          </table:table-cell>
          <table:table-cell office:value-type="float" office:value="12.233" calcext:value-type="float">
            <text:p>12,233</text:p>
          </table:table-cell>
          <table:table-cell office:value-type="float" office:value="12.018" calcext:value-type="float">
            <text:p>12,018</text:p>
          </table:table-cell>
          <table:table-cell office:value-type="float" office:value="10.643" calcext:value-type="float">
            <text:p>10,643</text:p>
          </table:table-cell>
          <table:table-cell office:value-type="float" office:value="10.561" calcext:value-type="float">
            <text:p>10,561</text:p>
          </table:table-cell>
          <table:table-cell office:value-type="float" office:value="9.226" calcext:value-type="float">
            <text:p>9,226</text:p>
          </table:table-cell>
          <table:table-cell office:value-type="float" office:value="9.221" calcext:value-type="float">
            <text:p>9,221</text:p>
          </table:table-cell>
          <table:table-cell office:value-type="float" office:value="7.788" calcext:value-type="float">
            <text:p>7,788</text:p>
          </table:table-cell>
          <table:table-cell office:value-type="float" office:value="7.885" calcext:value-type="float">
            <text:p>7,885</text:p>
          </table:table-cell>
          <table:table-cell office:value-type="float" office:value="6.353" calcext:value-type="float">
            <text:p>6,353</text:p>
          </table:table-cell>
          <table:table-cell office:value-type="float" office:value="6.443" calcext:value-type="float">
            <text:p>6,443</text:p>
          </table:table-cell>
          <table:table-cell office:value-type="float" office:value="4.526" calcext:value-type="float">
            <text:p>4,526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.959" calcext:value-type="float">
            <text:p>37,959</text:p>
          </table:table-cell>
          <table:table-cell office:value-type="float" office:value="30.406" calcext:value-type="float">
            <text:p>30,406</text:p>
          </table:table-cell>
          <table:table-cell office:value-type="float" office:value="27.405" calcext:value-type="float">
            <text:p>27,405</text:p>
          </table:table-cell>
          <table:table-cell office:value-type="float" office:value="24.133" calcext:value-type="float">
            <text:p>24,133</text:p>
          </table:table-cell>
          <table:table-cell office:value-type="float" office:value="22.596" calcext:value-type="float">
            <text:p>22,596</text:p>
          </table:table-cell>
          <table:table-cell office:value-type="float" office:value="20.171" calcext:value-type="float">
            <text:p>20,171</text:p>
          </table:table-cell>
          <table:table-cell office:value-type="float" office:value="19.06" calcext:value-type="float">
            <text:p>19,06</text:p>
          </table:table-cell>
          <table:table-cell office:value-type="float" office:value="17.434" calcext:value-type="float">
            <text:p>17,434</text:p>
          </table:table-cell>
          <table:table-cell office:value-type="float" office:value="16.401" calcext:value-type="float">
            <text:p>16,401</text:p>
          </table:table-cell>
          <table:table-cell office:value-type="float" office:value="15.196" calcext:value-type="float">
            <text:p>15,196</text:p>
          </table:table-cell>
          <table:table-cell office:value-type="float" office:value="14.35" calcext:value-type="float">
            <text:p>14,35</text:p>
          </table:table-cell>
          <table:table-cell office:value-type="float" office:value="13.318" calcext:value-type="float">
            <text:p>13,318</text:p>
          </table:table-cell>
          <table:table-cell office:value-type="float" office:value="12.587" calcext:value-type="float">
            <text:p>12,587</text:p>
          </table:table-cell>
          <table:table-cell office:value-type="float" office:value="11.72" calcext:value-type="float">
            <text:p>11,72</text:p>
          </table:table-cell>
          <table:table-cell office:value-type="float" office:value="11.001" calcext:value-type="float">
            <text:p>11,001</text:p>
          </table:table-cell>
          <table:table-cell office:value-type="float" office:value="10.242" calcext:value-type="float">
            <text:p>10,242</text:p>
          </table:table-cell>
          <table:table-cell office:value-type="float" office:value="9.564" calcext:value-type="float">
            <text:p>9,564</text:p>
          </table:table-cell>
          <table:table-cell office:value-type="float" office:value="8.83" calcext:value-type="float">
            <text:p>8,83</text:p>
          </table:table-cell>
          <table:table-cell office:value-type="float" office:value="8.152" calcext:value-type="float">
            <text:p>8,152</text:p>
          </table:table-cell>
          <table:table-cell office:value-type="float" office:value="7.461" calcext:value-type="float">
            <text:p>7,461</text:p>
          </table:table-cell>
          <table:table-cell office:value-type="float" office:value="6.684" calcext:value-type="float">
            <text:p>6,684</text:p>
          </table:table-cell>
          <table:table-cell office:value-type="float" office:value="5.951" calcext:value-type="float">
            <text:p>5,951</text:p>
          </table:table-cell>
          <table:table-cell office:value-type="float" office:value="5.109" calcext:value-type="float">
            <text:p>5,1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52:14.781000000</meta:creation-date>
    <dc:date>2018-04-18T10:26:24.437000000</dc:date>
    <meta:editing-duration>PT21H6M51S</meta:editing-duration>
    <meta:editing-cycles>7</meta:editing-cycles>
    <meta:generator>LibreOffice/5.4.6.2$Windows_X86_64 LibreOffice_project/4014ce260a04f1026ba855d3b8d91541c224eab8</meta:generator>
    <meta:document-statistic meta:table-count="1" meta:cell-count="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65cm" svg:height="0.037cm" xlink:href=".." xlink:type="simple" chart:class="chart:line" chart:style-name="ch1">
        <chart:legend chart:legend-position="end" svg:x="-0.945cm" svg:y="-0.184cm" style:legend-expansion="high" chart:style-name="ch2"/>
        <chart:plot-area chart:style-name="ch3" table:cell-range-address="Feuille1.Q17:Feuille1.Q17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Q17:Feuille1.Q17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Feuille1.Q17:Feuille1.Q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5cm" svg:y="3.442cm" style:legend-expansion="high" chart:style-name="ch2"/>
        <chart:plot-area chart:style-name="ch3" table:cell-range-address="Feuille1.A3:Feuille1.Y6" chart:data-source-has-labels="row" svg:x="1.321cm" svg:y="0.18cm" svg:width="8.909cm" svg:height="7.669cm">
          <chartooo:coordinate-region svg:x="1.953cm" svg:y="0.382cm" svg:width="8.135cm" svg:height="6.662cm"/>
          <chart:axis chart:dimension="x" chart:name="primary-x" chart:style-name="ch4">
            <chart:title svg:x="4.225cm" svg:y="8.029cm" chart:style-name="ch5">
              <text:p>nombre d'annotateurs</text:p>
            </chart:title>
          </chart:axis>
          <chart:axis chart:dimension="y" chart:name="primary-y" chart:style-name="ch4">
            <chart:title svg:x="0.451cm" svg:y="5.278cm" chart:style-name="ch6">
              <text:p>% de modification</text:p>
            </chart:title>
            <chart:grid chart:style-name="ch7" chart:class="major"/>
          </chart:axis>
          <chart:series chart:style-name="ch8" chart:values-cell-range-address="Feuille1.A3:Feuille1.Y3" loext:label-string="moyenne3classesopinion" chart:class="chart:line">
            <chart:data-point chart:repeated="25"/>
          </chart:series>
          <chart:series chart:style-name="ch9" chart:values-cell-range-address="Feuille1.A4:Feuille1.Y4" loext:label-string="aléatoire3classesopinion" chart:class="chart:line">
            <chart:data-point chart:repeated="25"/>
          </chart:series>
          <chart:series chart:style-name="ch10" chart:values-cell-range-address="Feuille1.A5:Feuille1.Y5" loext:label-string="moyenne5classesemotion" chart:class="chart:line">
            <chart:data-point chart:repeated="25"/>
          </chart:series>
          <chart:series chart:style-name="ch11" chart:values-cell-range-address="Feuille1.A6:Feuille1.Y6" loext:label-string="aléatoire5classesemotion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3classesopinion</text:p>
              </table:table-cell>
              <table:table-cell office:value-type="string">
                <text:p>aléatoire3classesopinion</text:p>
              </table:table-cell>
              <table:table-cell office:value-type="string">
                <text:p>moyenne5classesemotion</text:p>
              </table:table-cell>
              <table:table-cell office:value-type="string">
                <text:p>aléatoire5classesemo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959">
                <text:p>17.959</text:p>
                <draw:g>
                  <svg:desc>Feuille1.A3:Feuille1.Y3</svg:desc>
                </draw:g>
              </table:table-cell>
              <table:table-cell office:value-type="float" office:value="17.764">
                <text:p>17.764</text:p>
                <draw:g>
                  <svg:desc>Feuille1.A4:Feuille1.Y4</svg:desc>
                </draw:g>
              </table:table-cell>
              <table:table-cell office:value-type="float" office:value="37.757">
                <text:p>37.757</text:p>
                <draw:g>
                  <svg:desc>Feuille1.A5:Feuille1.Y5</svg:desc>
                </draw:g>
              </table:table-cell>
              <table:table-cell office:value-type="float" office:value="37.959">
                <text:p>37.959</text:p>
                <draw:g>
                  <svg:desc>Feuille1.A6:Feuille1.Y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59">
                <text:p>17.959</text:p>
              </table:table-cell>
              <table:table-cell office:value-type="float" office:value="17.764">
                <text:p>17.764</text:p>
              </table:table-cell>
              <table:table-cell office:value-type="float" office:value="37.757">
                <text:p>37.757</text:p>
              </table:table-cell>
              <table:table-cell office:value-type="float" office:value="37.959">
                <text:p>37.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25">
                <text:p>12.625</text:p>
              </table:table-cell>
              <table:table-cell office:value-type="float" office:value="12.742">
                <text:p>12.742</text:p>
              </table:table-cell>
              <table:table-cell office:value-type="float" office:value="26.481">
                <text:p>26.481</text:p>
              </table:table-cell>
              <table:table-cell office:value-type="float" office:value="30.406">
                <text:p>30.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56">
                <text:p>11.956</text:p>
              </table:table-cell>
              <table:table-cell office:value-type="float" office:value="11.833">
                <text:p>11.833</text:p>
              </table:table-cell>
              <table:table-cell office:value-type="float" office:value="27.623">
                <text:p>27.623</text:p>
              </table:table-cell>
              <table:table-cell office:value-type="float" office:value="27.405">
                <text:p>27.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07">
                <text:p>10.507</text:p>
              </table:table-cell>
              <table:table-cell office:value-type="float" office:value="10.335">
                <text:p>10.335</text:p>
              </table:table-cell>
              <table:table-cell office:value-type="float" office:value="21.851">
                <text:p>21.851</text:p>
              </table:table-cell>
              <table:table-cell office:value-type="float" office:value="24.133">
                <text:p>24.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389">
                <text:p>9.389</text:p>
              </table:table-cell>
              <table:table-cell office:value-type="float" office:value="9.554">
                <text:p>9.554</text:p>
              </table:table-cell>
              <table:table-cell office:value-type="float" office:value="21.665">
                <text:p>21.665</text:p>
              </table:table-cell>
              <table:table-cell office:value-type="float" office:value="22.596">
                <text:p>22.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93">
                <text:p>8.793</text:p>
              </table:table-cell>
              <table:table-cell office:value-type="float" office:value="8.617">
                <text:p>8.617</text:p>
              </table:table-cell>
              <table:table-cell office:value-type="float" office:value="18.637">
                <text:p>18.637</text:p>
              </table:table-cell>
              <table:table-cell office:value-type="float" office:value="20.171">
                <text:p>20.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78">
                <text:p>8.078</text:p>
              </table:table-cell>
              <table:table-cell office:value-type="float" office:value="8.176">
                <text:p>8.176</text:p>
              </table:table-cell>
              <table:table-cell office:value-type="float" office:value="18.235">
                <text:p>18.235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87">
                <text:p>7.487</text:p>
              </table:table-cell>
              <table:table-cell office:value-type="float" office:value="7.469">
                <text:p>7.469</text:p>
              </table:table-cell>
              <table:table-cell office:value-type="float" office:value="15.905">
                <text:p>15.905</text:p>
              </table:table-cell>
              <table:table-cell office:value-type="float" office:value="17.434">
                <text:p>17.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3">
                <text:p>6.973</text:p>
              </table:table-cell>
              <table:table-cell office:value-type="float" office:value="7.049">
                <text:p>7.049</text:p>
              </table:table-cell>
              <table:table-cell office:value-type="float" office:value="15.716">
                <text:p>15.716</text:p>
              </table:table-cell>
              <table:table-cell office:value-type="float" office:value="16.401">
                <text:p>16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17">
                <text:p>6.617</text:p>
              </table:table-cell>
              <table:table-cell office:value-type="float" office:value="6.601">
                <text:p>6.601</text:p>
              </table:table-cell>
              <table:table-cell office:value-type="float" office:value="13.944">
                <text:p>13.944</text:p>
              </table:table-cell>
              <table:table-cell office:value-type="float" office:value="15.196">
                <text:p>15.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21">
                <text:p>6.021</text:p>
              </table:table-cell>
              <table:table-cell office:value-type="float" office:value="6.171">
                <text:p>6.171</text:p>
              </table:table-cell>
              <table:table-cell office:value-type="float" office:value="13.617">
                <text:p>13.617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3">
                <text:p>5.763</text:p>
              </table:table-cell>
              <table:table-cell office:value-type="float" office:value="5.77">
                <text:p>5.77</text:p>
              </table:table-cell>
              <table:table-cell office:value-type="float" office:value="12.233">
                <text:p>12.233</text:p>
              </table:table-cell>
              <table:table-cell office:value-type="float" office:value="13.318">
                <text:p>13.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15">
                <text:p>5.315</text:p>
              </table:table-cell>
              <table:table-cell office:value-type="float" office:value="5.452">
                <text:p>5.452</text:p>
              </table:table-cell>
              <table:table-cell office:value-type="float" office:value="12.018">
                <text:p>12.018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7">
                <text:p>4.947</text:p>
              </table:table-cell>
              <table:table-cell office:value-type="float" office:value="5.047">
                <text:p>5.047</text:p>
              </table:table-cell>
              <table:table-cell office:value-type="float" office:value="10.643">
                <text:p>10.643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95">
                <text:p>4.595</text:p>
              </table:table-cell>
              <table:table-cell office:value-type="float" office:value="4.727">
                <text:p>4.727</text:p>
              </table:table-cell>
              <table:table-cell office:value-type="float" office:value="10.561">
                <text:p>10.561</text:p>
              </table:table-cell>
              <table:table-cell office:value-type="float" office:value="11.001">
                <text:p>11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3">
                <text:p>4.273</text:p>
              </table:table-cell>
              <table:table-cell office:value-type="float" office:value="4.414">
                <text:p>4.414</text:p>
              </table:table-cell>
              <table:table-cell office:value-type="float" office:value="9.226">
                <text:p>9.226</text:p>
              </table:table-cell>
              <table:table-cell office:value-type="float" office:value="10.242">
                <text:p>10.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99">
                <text:p>3.899</text:p>
              </table:table-cell>
              <table:table-cell office:value-type="float" office:value="4.064">
                <text:p>4.064</text:p>
              </table:table-cell>
              <table:table-cell office:value-type="float" office:value="9.221">
                <text:p>9.221</text:p>
              </table:table-cell>
              <table:table-cell office:value-type="float" office:value="9.564">
                <text:p>9.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72">
                <text:p>3.572</text:p>
              </table:table-cell>
              <table:table-cell office:value-type="float" office:value="3.735">
                <text:p>3.735</text:p>
              </table:table-cell>
              <table:table-cell office:value-type="float" office:value="7.788">
                <text:p>7.78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35">
                <text:p>3.235</text:p>
              </table:table-cell>
              <table:table-cell office:value-type="float" office:value="3.436">
                <text:p>3.436</text:p>
              </table:table-cell>
              <table:table-cell office:value-type="float" office:value="7.885">
                <text:p>7.885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71">
                <text:p>2.871</text:p>
              </table:table-cell>
              <table:table-cell office:value-type="float" office:value="3.064">
                <text:p>3.064</text:p>
              </table:table-cell>
              <table:table-cell office:value-type="float" office:value="6.353">
                <text:p>6.353</text:p>
              </table:table-cell>
              <table:table-cell office:value-type="float" office:value="7.461">
                <text:p>7.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88">
                <text:p>2.488</text:p>
              </table:table-cell>
              <table:table-cell office:value-type="float" office:value="2.696">
                <text:p>2.696</text:p>
              </table:table-cell>
              <table:table-cell office:value-type="float" office:value="6.443">
                <text:p>6.443</text:p>
              </table:table-cell>
              <table:table-cell office:value-type="float" office:value="6.684">
                <text:p>6.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7">
                <text:p>2.037</text:p>
              </table:table-cell>
              <table:table-cell office:value-type="float" office:value="2.297">
                <text:p>2.297</text:p>
              </table:table-cell>
              <table:table-cell office:value-type="float" office:value="4.526">
                <text:p>4.526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7">
                <text:p>1.547</text:p>
              </table:table-cell>
              <table:table-cell office:value-type="float" office:value="1.525">
                <text:p>1.525</text:p>
              </table:table-cell>
              <table:table-cell office:value-type="float" office:value="4.73">
                <text:p>4.73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38cm" svg:y="3.946cm" style:legend-expansion="high" chart:style-name="ch2"/>
        <chart:plot-area chart:style-name="ch3" table:cell-range-address="Feuille1.A2:Feuille1.Y3" chart:data-source-has-labels="row" svg:x="1.321cm" svg:y="0.18cm" svg:width="11.597cm" svg:height="7.669cm">
          <chartooo:coordinate-region svg:x="1.953cm" svg:y="0.382cm" svg:width="10.773cm" svg:height="6.814cm"/>
          <chart:axis chart:dimension="x" chart:name="primary-x" chart:style-name="ch4">
            <chart:title svg:x="5.569cm" svg:y="8.029cm" chart:style-name="ch5">
              <text:p>nombre d'annotateurs</text:p>
            </chart:title>
          </chart:axis>
          <chart:axis chart:dimension="y" chart:name="primary-y" chart:style-name="ch4">
            <chart:title svg:x="0.451cm" svg:y="5.362cm" chart:style-name="ch6">
              <text:p>% de modifications</text:p>
            </chart:title>
            <chart:grid chart:style-name="ch7" chart:class="major"/>
          </chart:axis>
          <chart:series chart:style-name="ch8" chart:values-cell-range-address="Feuille1.A2:Feuille1.Y2" loext:label-string="5classes" chart:class="chart:line">
            <chart:data-point chart:repeated="25"/>
          </chart:series>
          <chart:series chart:style-name="ch9" chart:values-cell-range-address="Feuille1.A3:Feuille1.Y3" loext:label-string="3classes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classes</text:p>
              </table:table-cell>
              <table:table-cell office:value-type="string">
                <text:p>3clas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112">
                <text:p>33.112</text:p>
                <draw:g>
                  <svg:desc>Feuille1.A2:Feuille1.Y2</svg:desc>
                </draw:g>
              </table:table-cell>
              <table:table-cell office:value-type="float" office:value="17.959">
                <text:p>17.959</text:p>
                <draw:g>
                  <svg:desc>Feuille1.A3:Feuille1.Y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112">
                <text:p>33.112</text:p>
              </table:table-cell>
              <table:table-cell office:value-type="float" office:value="17.959">
                <text:p>17.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025">
                <text:p>22.02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87">
                <text:p>22.387</text:p>
              </table:table-cell>
              <table:table-cell office:value-type="float" office:value="11.956">
                <text:p>11.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32">
                <text:p>17.932</text:p>
              </table:table-cell>
              <table:table-cell office:value-type="float" office:value="10.507">
                <text:p>10.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65">
                <text:p>17.265</text:p>
              </table:table-cell>
              <table:table-cell office:value-type="float" office:value="9.389">
                <text:p>9.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23">
                <text:p>15.123</text:p>
              </table:table-cell>
              <table:table-cell office:value-type="float" office:value="8.793">
                <text:p>8.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12">
                <text:p>14.412</text:p>
              </table:table-cell>
              <table:table-cell office:value-type="float" office:value="8.078">
                <text:p>8.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55">
                <text:p>12.855</text:p>
              </table:table-cell>
              <table:table-cell office:value-type="float" office:value="7.487">
                <text:p>7.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55">
                <text:p>12.355</text:p>
              </table:table-cell>
              <table:table-cell office:value-type="float" office:value="6.973">
                <text:p>6.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87">
                <text:p>11.187</text:p>
              </table:table-cell>
              <table:table-cell office:value-type="float" office:value="6.617">
                <text:p>6.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62">
                <text:p>10.562</text:p>
              </table:table-cell>
              <table:table-cell office:value-type="float" office:value="6.021">
                <text:p>6.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5">
                <text:p>9.755</text:p>
              </table:table-cell>
              <table:table-cell office:value-type="float" office:value="5.763">
                <text:p>5.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11">
                <text:p>9.111</text:p>
              </table:table-cell>
              <table:table-cell office:value-type="float" office:value="5.315">
                <text:p>5.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57">
                <text:p>8.357</text:p>
              </table:table-cell>
              <table:table-cell office:value-type="float" office:value="4.947">
                <text:p>4.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83">
                <text:p>7.783</text:p>
              </table:table-cell>
              <table:table-cell office:value-type="float" office:value="4.595">
                <text:p>4.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12">
                <text:p>7.112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93">
                <text:p>6.493</text:p>
              </table:table-cell>
              <table:table-cell office:value-type="float" office:value="3.899">
                <text:p>3.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33">
                <text:p>5.833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25">
                <text:p>5.325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3">
                <text:p>4.493</text:p>
              </table:table-cell>
              <table:table-cell office:value-type="float" office:value="2.871">
                <text:p>2.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31">
                <text:p>4.031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4">
                <text:p>3.004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1">
                <text:p>2.541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07cm" svg:y="3.946cm" style:legend-expansion="high" chart:style-name="ch2"/>
        <chart:plot-area chart:style-name="ch3" table:cell-range-address="Feuille1.A2:Feuille1.Y2 Feuille1.A5:Feuille1.Y5" chart:data-source-has-labels="row" svg:x="1.321cm" svg:y="0.18cm" svg:width="11.766cm" svg:height="7.669cm">
          <chartooo:coordinate-region svg:x="1.953cm" svg:y="0.382cm" svg:width="10.942cm" svg:height="6.814cm"/>
          <chart:axis chart:dimension="x" chart:name="primary-x" chart:style-name="ch4">
            <chart:title svg:x="5.654cm" svg:y="8.029cm" chart:style-name="ch5">
              <text:p>nombre d'annotateurs</text:p>
            </chart:title>
          </chart:axis>
          <chart:axis chart:dimension="y" chart:name="primary-y" chart:style-name="ch4">
            <chart:title svg:x="0.451cm" svg:y="5.278cm" chart:style-name="ch6">
              <text:p>% de modification</text:p>
            </chart:title>
            <chart:grid chart:style-name="ch7" chart:class="major"/>
          </chart:axis>
          <chart:series chart:style-name="ch8" chart:values-cell-range-address="Feuille1.A2:Feuille1.Y2" loext:label-string="opinion" chart:class="chart:line">
            <chart:data-point chart:repeated="25"/>
          </chart:series>
          <chart:series chart:style-name="ch9" chart:values-cell-range-address="Feuille1.A5:Feuille1.Y5" loext:label-string="emotion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</table:table-cell>
              <table:table-cell office:value-type="string">
                <text:p>emo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112">
                <text:p>33.112</text:p>
                <draw:g>
                  <svg:desc>Feuille1.A2:Feuille1.Y2</svg:desc>
                </draw:g>
              </table:table-cell>
              <table:table-cell office:value-type="float" office:value="37.757">
                <text:p>37.757</text:p>
                <draw:g>
                  <svg:desc>Feuille1.A5:Feuille1.Y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112">
                <text:p>33.112</text:p>
              </table:table-cell>
              <table:table-cell office:value-type="float" office:value="37.757">
                <text:p>37.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025">
                <text:p>22.025</text:p>
              </table:table-cell>
              <table:table-cell office:value-type="float" office:value="26.481">
                <text:p>26.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87">
                <text:p>22.387</text:p>
              </table:table-cell>
              <table:table-cell office:value-type="float" office:value="27.623">
                <text:p>27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32">
                <text:p>17.932</text:p>
              </table:table-cell>
              <table:table-cell office:value-type="float" office:value="21.851">
                <text:p>21.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65">
                <text:p>17.265</text:p>
              </table:table-cell>
              <table:table-cell office:value-type="float" office:value="21.665">
                <text:p>21.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23">
                <text:p>15.123</text:p>
              </table:table-cell>
              <table:table-cell office:value-type="float" office:value="18.637">
                <text:p>18.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12">
                <text:p>14.412</text:p>
              </table:table-cell>
              <table:table-cell office:value-type="float" office:value="18.235">
                <text:p>18.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55">
                <text:p>12.855</text:p>
              </table:table-cell>
              <table:table-cell office:value-type="float" office:value="15.905">
                <text:p>15.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55">
                <text:p>12.355</text:p>
              </table:table-cell>
              <table:table-cell office:value-type="float" office:value="15.716">
                <text:p>15.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87">
                <text:p>11.187</text:p>
              </table:table-cell>
              <table:table-cell office:value-type="float" office:value="13.944">
                <text:p>13.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62">
                <text:p>10.562</text:p>
              </table:table-cell>
              <table:table-cell office:value-type="float" office:value="13.617">
                <text:p>13.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5">
                <text:p>9.755</text:p>
              </table:table-cell>
              <table:table-cell office:value-type="float" office:value="12.233">
                <text:p>12.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11">
                <text:p>9.111</text:p>
              </table:table-cell>
              <table:table-cell office:value-type="float" office:value="12.018">
                <text:p>12.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57">
                <text:p>8.357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83">
                <text:p>7.783</text:p>
              </table:table-cell>
              <table:table-cell office:value-type="float" office:value="10.561">
                <text:p>10.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12">
                <text:p>7.112</text:p>
              </table:table-cell>
              <table:table-cell office:value-type="float" office:value="9.226">
                <text:p>9.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93">
                <text:p>6.493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33">
                <text:p>5.833</text:p>
              </table:table-cell>
              <table:table-cell office:value-type="float" office:value="7.788">
                <text:p>7.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25">
                <text:p>5.325</text:p>
              </table:table-cell>
              <table:table-cell office:value-type="float" office:value="7.885">
                <text:p>7.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3">
                <text:p>4.493</text:p>
              </table:table-cell>
              <table:table-cell office:value-type="float" office:value="6.353">
                <text:p>6.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31">
                <text:p>4.031</text:p>
              </table:table-cell>
              <table:table-cell office:value-type="float" office:value="6.443">
                <text:p>6.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4">
                <text:p>3.004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1">
                <text:p>2.54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